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f687" officeooo:paragraph-rsid="0019f687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959" officeooo:paragraph-rsid="001bd95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0280" officeooo:paragraph-rsid="001d028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f687"/>
    </style:style>
    <style:style style:name="T5" style:family="text">
      <style:text-properties officeooo:rsid="001c33f3"/>
    </style:style>
    <style:style style:name="T6" style:family="text">
      <style:text-properties officeooo:rsid="001e2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4th</text:span> of <text:span text:style-name="T4">May</text:span> 202<text:span text:style-name="T3">1</text:span> under the <text:span text:style-name="T4">51st</text:span> PA Meeting.</text:p>
      <text:p text:style-name="P1"/>
      <text:p text:style-name="P1">The Assembly, recognising the current situation,</text:p>
      <text:p text:style-name="P1"/>
      <text:p text:style-name="P6">Constitutes the need to hold a meeting every 2 weeks instead of every week, except:</text:p>
      <text:p text:style-name="P6">A. If there are at lea<text:span text:style-name="T6">s</text:span>t 3 motions</text:p>
      <text:p text:style-name="P6">B. If the CotS decides any given motion is of great importance</text:p>
      <text:p text:style-name="P6">In either or both circumstances a meeting may be held (on the regular day of week).</text:p>
      <text:p text:style-name="P1"/>
      <text:p text:style-name="P1">And proceeds.</text:p>
      <text:p text:style-name="P1"/>
      <text:p text:style-name="P1">Signed by,</text:p>
      <text:p text:style-name="P2">lonewolf13249</text:p>
      <text:p text:style-name="P2">Comradedoggo_21</text:p>
      <text:p text:style-name="P2">eldegron</text:p>
      <text:p text:style-name="P2">threebody03</text:p>
      <text:p text:style-name="P2">CommissarChenkov</text:p>
      <text:p text:style-name="P1"/>
      <text:p text:style-name="P1"/>
      <text:p text:style-name="P1"/>
      <text:p text:style-name="Standard"><text:span text:style-name="T1">[</text:span><text:span text:style-name="T2">Motion 51-1: To hold meetings every 2 weeks instead of every wee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05T11:42:02.239980609</dc:date>
    <meta:editing-duration>PT13M42S</meta:editing-duration>
    <meta:editing-cycles>10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14" meta:word-count="93" meta:character-count="545" meta:non-whitespace-character-count="466"/>
  </office:meta>
</office:document-meta>
</file>